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0cm"/>
    </style:style>
    <style:style style:name="gr5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ott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8" style:family="graphic" style:parent-style-name="objectwithoutfill">
      <style:graphic-properties draw:stroke="dash" draw:stroke-dash="Line_20_Style_20_1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3cm" svg:height="1.3cm" svg:x="3.903cm" svg:y="4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" draw:id="id1" draw:layer="layout" svg:width="0.8cm" svg:height="0.8cm" svg:x="8cm" svg:y="4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8.8cm" svg:y1="4.5cm" svg:x2="10.579cm" svg:y2="3.755cm" draw:start-shape="id1" draw:start-glue-point="10" draw:end-shape="id2" draw:end-glue-point="3" svg:d="M8800 4500c1336 0 447-745 1779-745" svg:viewBox="0 0 1780 746">
          <text:p/>
        </draw:connector>
        <draw:connector draw:style-name="gr2" draw:text-style-name="P1" draw:layer="layout" draw:type="curve" svg:x1="8.4cm" svg:y1="4.1cm" svg:x2="4.553cm" svg:y2="4.8cm" draw:start-shape="id1" draw:start-glue-point="4" draw:end-shape="id3" draw:end-glue-point="4" svg:d="M8400 4100c0-751-3847-1101-3847 700" svg:viewBox="0 0 3848 1313">
          <text:p/>
        </draw:connector>
        <draw:custom-shape draw:style-name="gr1" draw:text-style-name="P1" xml:id="id4" draw:id="id4" draw:layer="layout" svg:width="0.8cm" svg:height="0.8cm" svg:x="4.09cm" svg:y="7.1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4.09cm" svg:y1="7.528cm" svg:x2="4.093cm" svg:y2="5.91cm" draw:start-shape="id4" draw:start-glue-point="6" draw:end-shape="id3" draw:end-glue-point="7" svg:d="M4090 7528c-1032 0-1033-1618 3-1618" svg:viewBox="0 0 778 1619">
          <text:p/>
        </draw:connector>
        <draw:connector draw:style-name="gr2" draw:text-style-name="P1" draw:layer="layout" draw:type="line" svg:x1="4.553cm" svg:y1="6.1cm" svg:x2="4.49cm" svg:y2="7.128cm" draw:start-shape="id3" draw:start-glue-point="8" draw:end-shape="id4" draw:end-glue-point="4" svg:d="M4553 6100l-63 1028" svg:viewBox="0 0 64 1029">
          <text:p/>
        </draw:connector>
        <draw:connector draw:style-name="gr2" draw:text-style-name="P1" draw:layer="layout" draw:type="curve" svg:x1="5.013cm" svg:y1="4.99cm" svg:x2="8cm" svg:y2="4.5cm" draw:start-shape="id3" draw:start-glue-point="11" draw:end-shape="id1" draw:end-glue-point="6" svg:d="M5013 4990c2383 0 890-490 2987-490" svg:viewBox="0 0 2988 491">
          <text:p/>
        </draw:connector>
        <draw:connector draw:style-name="gr2" draw:text-style-name="P2" draw:layer="layout" draw:type="line" svg:x1="5.203cm" svg:y1="5.45cm" svg:x2="7.887cm" svg:y2="5.411cm" draw:start-shape="id3" draw:start-glue-point="10" svg:d="M5203 5450l2684-39" svg:viewBox="0 0 2685 40">
          <text:p/>
        </draw:connector>
        <draw:frame draw:style-name="gr3" draw:layer="layout" svg:width="1.984cm" svg:height="0.649cm" svg:x="5.419cm" svg:y="5.351cm">
          <draw:text-box>
            <text:p><text:span text:style-name="T1">Delivered</text:span></text:p>
          </draw:text-box>
        </draw:frame>
        <draw:frame draw:style-name="gr3" draw:layer="layout" svg:width="2.627cm" svg:height="0.649cm" draw:transform="rotate (0.23090706003885) translate (4.688cm 4.412cm)">
          <draw:text-box>
            <text:p><text:span text:style-name="T1">Not Delivered</text:span></text:p>
          </draw:text-box>
        </draw:frame>
        <draw:frame draw:style-name="gr3" draw:layer="layout" svg:width="0.9cm" svg:height="0.649cm" svg:x="8.9cm" svg:y="3.751cm">
          <draw:text-box>
            <text:p><text:span text:style-name="T1">&gt;3</text:span></text:p>
          </draw:text-box>
        </draw:frame>
        <draw:frame draw:style-name="gr4" xml:id="id2" draw:id="id2" draw:layer="layout" svg:width="1.903cm" svg:height="0.649cm" svg:x="10.579cm" svg:y="3.431cm">
          <draw:text-box>
            <text:p><text:span text:style-name="T1">Abandon</text:span></text:p>
          </draw:text-box>
        </draw:frame>
        <draw:frame draw:style-name="gr3" draw:layer="layout" svg:width="1.751cm" svg:height="0.649cm" svg:x="4.419cm" svg:y="6.151cm">
          <draw:text-box>
            <text:p><text:span text:style-name="T1">Timeout</text:span></text:p>
          </draw:text-box>
        </draw:frame>
        <draw:custom-shape draw:style-name="gr1" draw:text-style-name="P1" xml:id="id5" draw:id="id5" draw:layer="layout" svg:width="0.8cm" svg:height="0.8cm" svg:x="6.103cm" svg:y="7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6.903cm" svg:y1="8cm" svg:x2="8.738cm" svg:y2="8.007cm" draw:start-shape="id5" draw:start-glue-point="10" svg:d="M6903 8000l1835 7" svg:viewBox="0 0 1836 8">
          <text:p/>
        </draw:connector>
        <draw:connector draw:style-name="gr2" draw:text-style-name="P1" draw:layer="layout" draw:type="curve" svg:x1="4.89cm" svg:y1="7.528cm" svg:x2="6.103cm" svg:y2="8cm" draw:start-shape="id4" draw:start-glue-point="10" draw:end-shape="id5" draw:end-glue-point="6" svg:d="M4890 7528c910 0 304 472 1213 472" svg:viewBox="0 0 1214 473">
          <text:p/>
        </draw:connector>
        <draw:frame draw:style-name="gr3" draw:layer="layout" svg:width="0.9cm" svg:height="0.649cm" svg:x="4.903cm" svg:y="6.951cm">
          <draw:text-box>
            <text:p><text:span text:style-name="T1">&gt;3</text:span></text:p>
          </draw:text-box>
        </draw:frame>
        <draw:connector draw:style-name="gr2" draw:text-style-name="P1" draw:layer="layout" draw:type="curve" draw:line-skew="0.445cm" svg:x1="3.562cm" svg:y1="3.605cm" svg:x2="4.093cm" svg:y2="4.99cm" draw:end-shape="id3" draw:end-glue-point="5" svg:d="M3562 3605c0 1188 531 496 531 1385" svg:viewBox="0 0 532 1386">
          <text:p/>
        </draw:connector>
        <draw:frame draw:style-name="gr3" draw:layer="layout" svg:width="0.756cm" svg:height="0.649cm" svg:x="3.503cm" svg:y="3.351cm">
          <draw:text-box>
            <text:p><text:span text:style-name="T1">C</text:span></text:p>
          </draw:text-box>
        </draw:frame>
        <draw:frame draw:style-name="gr3" draw:layer="layout" svg:width="0.718cm" svg:height="0.649cm" svg:x="3.203cm" svg:y="6.251cm">
          <draw:text-box>
            <text:p><text:span text:style-name="T1">T</text:span></text:p>
          </draw:text-box>
        </draw:frame>
        <draw:frame draw:style-name="gr3" draw:layer="layout" svg:width="0.896cm" svg:height="0.649cm" svg:x="4.107cm" svg:y="5.151cm">
          <draw:text-box>
            <text:p><text:span text:style-name="T1">Tx</text:span></text:p>
          </draw:text-box>
        </draw:frame>
        <draw:custom-shape draw:style-name="gr1" draw:text-style-name="P1" xml:id="id7" draw:id="id7" draw:layer="layout" svg:width="1.3cm" svg:height="1.3cm" svg:x="15.003cm" svg:y="4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draw:type="line" svg:x1="10.3cm" svg:y1="5.4cm" svg:x2="15.003cm" svg:y2="5.35cm" draw:start-shape="id6" draw:end-shape="id7" draw:end-glue-point="6" svg:d="M10300 5400l4703-50" svg:viewBox="0 0 4704 51">
          <text:p/>
        </draw:connector>
        <draw:line draw:style-name="gr6" draw:text-style-name="P1" xml:id="id6" draw:id="id6" draw:layer="layout" svg:x1="7.903cm" svg:y1="5.4cm" svg:x2="10.3cm" svg:y2="5.4cm">
          <text:p/>
        </draw:line>
        <draw:custom-shape draw:style-name="gr1" draw:text-style-name="P1" xml:id="id9" draw:id="id9" draw:layer="layout" svg:width="0.8cm" svg:height="0.8cm" svg:x="17.5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" draw:id="id10" draw:layer="layout" svg:width="0.8cm" svg:height="0.8cm" svg:x="12.98cm" svg:y="14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xml:id="id8" draw:id="id8" draw:layer="layout" svg:width="1.302cm" svg:height="0.649cm" svg:x="15.001cm" svg:y="5.051cm">
          <draw:text-box>
            <text:p><text:span text:style-name="T1">Base</text:span></text:p>
          </draw:text-box>
        </draw:frame>
        <draw:connector draw:style-name="gr2" draw:text-style-name="P1" draw:layer="layout" draw:type="curve" svg:x1="16.303cm" svg:y1="5.375cm" svg:x2="17.5cm" svg:y2="7.3cm" draw:start-shape="id8" draw:start-glue-point="1" draw:end-shape="id9" draw:end-glue-point="6" svg:d="M16303 5375c897 0 299 1925 1197 1925" svg:viewBox="0 0 1198 1926">
          <text:p/>
        </draw:connector>
        <draw:frame draw:style-name="gr3" draw:layer="layout" svg:width="1.967cm" svg:height="0.649cm" svg:x="16.803cm" svg:y="5.4cm">
          <draw:text-box>
            <text:p><text:span text:style-name="T1">Unknown</text:span></text:p>
          </draw:text-box>
        </draw:frame>
        <draw:frame draw:style-name="gr3" draw:layer="layout" svg:width="1.497cm" svg:height="0.649cm" svg:x="17.503cm" svg:y="7.9cm">
          <draw:text-box>
            <text:p><text:span text:style-name="T1">Ignore</text:span></text:p>
          </draw:text-box>
        </draw:frame>
        <draw:connector draw:style-name="gr2" draw:text-style-name="P1" draw:layer="layout" draw:type="curve" svg:x1="15.653cm" svg:y1="6cm" svg:x2="13.78cm" svg:y2="14.6cm" draw:start-shape="id7" draw:start-glue-point="8" draw:end-shape="id10" draw:end-glue-point="10" svg:d="M15653 6000c0 5734-624 8600-1873 8600" svg:viewBox="0 0 1874 8601">
          <text:p/>
        </draw:connector>
        <draw:custom-shape draw:style-name="gr1" draw:text-style-name="P1" xml:id="id11" draw:id="id11" draw:layer="layout" svg:width="0.8cm" svg:height="0.8cm" svg:x="12.9cm" svg:y="9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layer="layout" svg:width="2.2cm" svg:height="0.649cm" svg:x="13cm" svg:y="5.951cm">
          <draw:text-box>
            <text:p><text:span text:style-name="T1">Checksum</text:span></text:p>
          </draw:text-box>
        </draw:frame>
        <draw:frame draw:style-name="gr7" draw:layer="layout" svg:width="1.302cm" svg:height="0.649cm" svg:x="12.98cm" svg:y="14.3cm">
          <draw:text-box>
            <text:p><text:span text:style-name="T1">A</text:span></text:p>
          </draw:text-box>
        </draw:frame>
        <draw:frame draw:style-name="gr7" draw:layer="layout" svg:width="0.902cm" svg:height="0.649cm" svg:x="12.9cm" svg:y="9.8cm">
          <draw:text-box>
            <text:p><text:span text:style-name="T1">N</text:span></text:p>
          </draw:text-box>
        </draw:frame>
        <draw:connector draw:style-name="gr2" draw:text-style-name="P1" draw:layer="layout" draw:type="curve" draw:line-skew="0.503cm" svg:x1="15.193cm" svg:y1="5.81cm" svg:x2="13.7cm" svg:y2="10.1cm" draw:start-shape="id7" draw:start-glue-point="7" draw:end-shape="id11" draw:end-glue-point="10" svg:d="M15193 5810c-507 0 239 4290-1493 4290" svg:viewBox="0 0 1494 4291">
          <text:p/>
        </draw:connector>
        <draw:connector draw:style-name="gr2" draw:text-style-name="P1" draw:layer="layout" draw:type="line" svg:x1="12.98cm" svg:y1="14.6cm" svg:x2="10.591cm" svg:y2="14.593cm" draw:start-shape="id10" draw:start-glue-point="6" svg:d="M12980 14600l-2389-7" svg:viewBox="0 0 2390 8">
          <text:p/>
        </draw:connector>
        <draw:custom-shape draw:style-name="gr1" draw:text-style-name="P1" xml:id="id14" draw:id="id14" draw:layer="layout" svg:width="0.8cm" svg:height="0.8cm" svg:x="6.1cm" svg:y="17.01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2" draw:id="id12" draw:layer="layout" svg:width="1.3cm" svg:height="1.3cm" svg:x="4cm" svg:y="14.01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3" draw:id="id13" draw:layer="layout" svg:width="1.3cm" svg:height="1.3cm" svg:x="3.859cm" svg:y="9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5" draw:id="id15" draw:layer="layout" svg:width="0.8cm" svg:height="0.8cm" svg:x="8.2cm" svg:y="16.21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6" draw:id="id16" draw:layer="layout" svg:width="0.8cm" svg:height="0.8cm" svg:x="5.803cm" svg:y="12.01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2.9cm" svg:y1="10.1cm" svg:x2="10.445cm" svg:y2="10.17cm" draw:start-shape="id11" draw:start-glue-point="6" svg:d="M12900 10100l-2455 70" svg:viewBox="0 0 2456 71">
          <text:p/>
        </draw:connector>
        <draw:connector draw:style-name="gr2" draw:text-style-name="P1" draw:layer="layout" draw:type="line" svg:x1="6.788cm" svg:y1="14.664cm" svg:x2="5.3cm" svg:y2="14.668cm" draw:end-shape="id12" draw:end-glue-point="10" svg:d="M6788 14664l-1488 4" svg:viewBox="0 0 1489 5">
          <text:p/>
        </draw:connector>
        <draw:connector draw:style-name="gr2" draw:text-style-name="P1" draw:layer="layout" draw:type="line" svg:x1="6.567cm" svg:y1="10.153cm" svg:x2="5.159cm" svg:y2="10.15cm" draw:end-shape="id13" draw:end-glue-point="10" svg:d="M6567 10153l-1408-3" svg:viewBox="0 0 1409 4">
          <text:p/>
        </draw:connector>
        <draw:line draw:style-name="gr6" draw:text-style-name="P1" draw:layer="layout" svg:x1="10.4cm" svg:y1="10.1cm" svg:x2="6.623cm" svg:y2="10.118cm">
          <text:p/>
        </draw:line>
        <draw:line draw:style-name="gr6" draw:text-style-name="P1" draw:layer="layout" svg:x1="10.58cm" svg:y1="14.6cm" svg:x2="6.9cm" svg:y2="14.618cm">
          <text:p/>
        </draw:line>
        <draw:connector draw:style-name="gr2" draw:text-style-name="P1" draw:layer="layout" draw:type="curve" svg:x1="4.65cm" svg:y1="15.318cm" svg:x2="6.1cm" svg:y2="17.418cm" draw:start-shape="id12" draw:end-shape="id14" draw:end-glue-point="6" svg:d="M4650 15318c0 1400 483 2100 1450 2100" svg:viewBox="0 0 1451 2101">
          <text:p/>
        </draw:connector>
        <draw:connector draw:style-name="gr2" draw:text-style-name="P1" draw:layer="layout" draw:type="curve" svg:x1="6.783cm" svg:y1="17.135cm" svg:x2="8.2cm" svg:y2="16.618cm" draw:start-shape="id14" draw:start-glue-point="11" draw:end-shape="id15" draw:end-glue-point="6" svg:d="M6783 17135c1152 0 444-517 1417-517" svg:viewBox="0 0 1418 518">
          <text:p/>
        </draw:connector>
        <draw:connector draw:style-name="gr2" draw:text-style-name="P1" draw:layer="layout" draw:type="curve" svg:x1="8.6cm" svg:y1="16.218cm" svg:x2="6.5cm" svg:y2="17.018cm" draw:start-shape="id15" draw:start-glue-point="4" draw:end-shape="id14" draw:end-glue-point="4" svg:d="M8600 16218c0-751-2100-1151-2100 800" svg:viewBox="0 0 2101 1420">
          <text:p/>
        </draw:connector>
        <draw:connector draw:style-name="gr2" draw:text-style-name="P1" draw:layer="layout" draw:type="curve" draw:line-skew="-0.322cm" svg:x1="4.391cm" svg:y1="10.8cm" svg:x2="5.803cm" svg:y2="12.418cm" draw:end-shape="id16" draw:end-glue-point="6" svg:d="M4391 10800c201 0-505 1618 1412 1618" svg:viewBox="0 0 1413 1619">
          <text:p/>
        </draw:connector>
        <draw:connector draw:style-name="gr2" draw:text-style-name="P1" draw:layer="layout" draw:type="line" svg:x1="6.603cm" svg:y1="12.418cm" svg:x2="8.956cm" svg:y2="12.388cm" draw:start-shape="id16" draw:start-glue-point="10" svg:d="M6603 12418l2353-30" svg:viewBox="0 0 2354 31">
          <text:p/>
        </draw:connector>
        <draw:connector draw:style-name="gr2" draw:text-style-name="P1" draw:layer="layout" draw:type="line" svg:x1="6.9cm" svg:y1="17.418cm" svg:x2="9.215cm" svg:y2="17.42cm" draw:start-shape="id14" draw:start-glue-point="10" svg:d="M6900 17418l2315 2" svg:viewBox="0 0 2316 3">
          <text:p/>
        </draw:connector>
        <draw:custom-shape draw:style-name="gr1" draw:text-style-name="P1" xml:id="id17" draw:id="id17" draw:layer="layout" svg:width="1.3cm" svg:height="1.3cm" svg:x="12.713cm" svg:y="16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0.087cm" svg:y1="12.37cm" svg:x2="12.68cm" svg:y2="12.359cm" svg:d="M10087 12370l2593-11" svg:viewBox="0 0 2594 12">
          <text:p/>
        </draw:connector>
        <draw:connector draw:style-name="gr2" draw:text-style-name="P1" draw:layer="layout" draw:type="line" svg:x1="10.18cm" svg:y1="17.383cm" svg:x2="12.713cm" svg:y2="17.35cm" draw:end-shape="id17" draw:end-glue-point="6" svg:d="M10180 17383l2533-33" svg:viewBox="0 0 2534 34">
          <text:p/>
        </draw:connector>
        <draw:line draw:style-name="gr8" draw:text-style-name="P1" draw:layer="layout" svg:x1="9.2cm" svg:y1="17.418cm" svg:x2="10.5cm" svg:y2="17.418cm">
          <text:p/>
        </draw:line>
        <draw:line draw:style-name="gr6" draw:text-style-name="P1" draw:layer="layout" svg:x1="9.003cm" svg:y1="12.418cm" svg:x2="10.003cm" svg:y2="12.418cm">
          <text:p/>
        </draw:line>
        <draw:frame draw:style-name="gr3" draw:layer="layout" svg:width="0.735cm" svg:height="0.649cm" svg:x="6.185cm" svg:y="7.7cm">
          <draw:text-box>
            <text:p><text:span text:style-name="T1">X</text:span></text:p>
          </draw:text-box>
        </draw:frame>
        <draw:frame draw:style-name="gr3" draw:layer="layout" svg:width="0.735cm" svg:height="0.649cm" svg:x="6.182cm" svg:y="17.118cm">
          <draw:text-box>
            <text:p><text:span text:style-name="T1">A</text:span></text:p>
          </draw:text-box>
        </draw:frame>
        <draw:frame draw:style-name="gr3" draw:layer="layout" svg:width="0.735cm" svg:height="0.649cm" svg:x="5.885cm" svg:y="12.069cm">
          <draw:text-box>
            <text:p><text:span text:style-name="T1">X</text:span></text:p>
          </draw:text-box>
        </draw:frame>
        <draw:frame draw:style-name="gr3" draw:layer="layout" svg:width="0.9cm" svg:height="0.649cm" svg:x="9.1cm" svg:y="15.918cm">
          <draw:text-box>
            <text:p><text:span text:style-name="T1">&gt;3</text:span></text:p>
          </draw:text-box>
        </draw:frame>
        <draw:frame draw:style-name="gr9" draw:layer="layout" svg:width="1.01cm" svg:height="0.649cm" svg:x="6.79cm" svg:y="16.418cm">
          <draw:text-box>
            <text:p><text:span text:style-name="T1">ND</text:span></text:p>
          </draw:text-box>
        </draw:frame>
        <draw:connector draw:style-name="gr2" draw:text-style-name="P1" draw:layer="layout" draw:type="curve" svg:x1="9cm" svg:y1="16.618cm" svg:x2="10.68cm" svg:y2="15.975cm" draw:start-shape="id15" draw:start-glue-point="10" draw:end-shape="id18" draw:end-glue-point="3" svg:d="M9000 16618c1261 0 422-643 1680-643" svg:viewBox="0 0 1681 644">
          <text:p/>
        </draw:connector>
        <draw:frame draw:style-name="gr10" xml:id="id18" draw:id="id18" draw:layer="layout" svg:width="1.903cm" svg:height="0.649cm" svg:x="10.68cm" svg:y="15.651cm">
          <draw:text-box>
            <text:p><text:span text:style-name="T1">Abandon</text:span></text:p>
          </draw:text-box>
        </draw:frame>
        <draw:custom-shape draw:style-name="gr1" draw:text-style-name="P1" xml:id="id19" draw:id="id19" draw:layer="layout" svg:width="1.5cm" svg:height="1.5cm" svg:x="12.55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0.3cm" svg:y1="7.934cm" svg:x2="12.55cm" svg:y2="7.95cm" draw:end-shape="id19" draw:end-glue-point="6" svg:d="M10300 7934l2250 16" svg:viewBox="0 0 2251 17">
          <text:p/>
        </draw:connector>
        <draw:line draw:style-name="gr8" draw:text-style-name="P1" draw:layer="layout" svg:x1="9.103cm" svg:y1="8cm" svg:x2="10.403cm" svg:y2="8cm">
          <text:p/>
        </draw:line>
        <draw:frame draw:style-name="gr3" draw:layer="layout" svg:width="1.907cm" svg:height="1.047cm" svg:x="12.4cm" svg:y="7.553cm">
          <draw:text-box>
            <text:p><text:span text:style-name="T1">Reject or</text:span></text:p>
            <text:p><text:span text:style-name="T1">Timeout</text:span></text:p>
          </draw:text-box>
        </draw:frame>
        <draw:frame draw:style-name="gr3" draw:layer="layout" svg:width="1.577cm" svg:height="0.649cm" svg:x="12.613cm" svg:y="17cm">
          <draw:text-box>
            <text:p><text:span text:style-name="T1">Accept</text:span></text:p>
          </draw:text-box>
        </draw:frame>
        <draw:connector draw:style-name="gr2" draw:text-style-name="P1" draw:layer="layout" draw:type="curve" draw:line-skew="-1.343cm" svg:x1="3.859cm" svg:y1="10.15cm" svg:x2="3.903cm" svg:y2="5.45cm" draw:start-shape="id13" draw:start-glue-point="6" draw:end-shape="id3" draw:end-glue-point="6" svg:d="M3859 10150c-2766 0-2788-4700 44-4700" svg:viewBox="0 0 2122 4701">
          <text:p/>
        </draw:connector>
        <draw:frame draw:style-name="gr9" draw:layer="layout" svg:width="0.756cm" svg:height="0.649cm" svg:x="2.6cm" svg:y="9.351cm">
          <draw:text-box>
            <text:p><text:span text:style-name="T1">N</text:span></text:p>
          </draw:text-box>
        </draw:frame>
        <draw:frame draw:style-name="gr3" draw:layer="layout" svg:width="0.9cm" svg:height="0.649cm" svg:x="4.6cm" svg:y="11.318cm">
          <draw:text-box>
            <text:p><text:span text:style-name="T1">&gt;3</text:span></text:p>
          </draw:text-box>
        </draw:frame>
        <draw:frame draw:style-name="gr7" draw:layer="layout" svg:width="1.302cm" svg:height="0.649cm" svg:x="14.48cm" svg:y="11.5cm">
          <draw:text-box>
            <text:p><text:span text:style-name="T1">OK</text:span></text:p>
          </draw:text-box>
        </draw:frame>
        <draw:frame draw:style-name="gr7" draw:layer="layout" svg:width="2.002cm" svg:height="0.649cm" svg:x="9.1cm" svg:y="19.9cm">
          <draw:text-box>
            <text:p><text:span text:style-name="T1">Ended</text:span></text:p>
          </draw:text-box>
        </draw:frame>
        <draw:connector draw:style-name="gr2" draw:text-style-name="P1" draw:layer="layout" draw:type="curve" svg:x1="13.363cm" svg:y1="18cm" svg:x2="9.983cm" svg:y2="19.9cm" draw:start-shape="id17" draw:start-glue-point="8" svg:d="M13363 18000c0 1801-3380 852-3380 1900" svg:viewBox="0 0 3381 1901">
          <text:p/>
        </draw:connector>
        <draw:frame draw:style-name="gr7" draw:layer="layout" svg:width="2.002cm" svg:height="0.649cm" svg:x="2.1cm" svg:y="2.951cm">
          <draw:text-box>
            <text:p><text:span text:style-name="T1">Start</text:span></text:p>
          </draw:text-box>
        </draw:frame>
        <draw:frame draw:style-name="gr11" draw:layer="layout" svg:width="3.602cm" svg:height="1.9cm" svg:x="14.978cm" svg:y="16.4cm">
          <draw:text-box>
            <text:p><text:span text:style-name="T1">At this point any received data response will be taken as accept</text:span></text:p>
          </draw:text-box>
        </draw:frame>
        <draw:custom-shape draw:style-name="gr1" draw:text-style-name="P1" draw:layer="layout" svg:width="1.5cm" svg:height="1.5cm" svg:x="12.6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layer="layout" svg:width="1.907cm" svg:height="1.047cm" svg:x="12.493cm" svg:y="11.9cm">
          <draw:text-box>
            <text:p><text:span text:style-name="T1">Reject or</text:span></text:p>
            <text:p><text:span text:style-name="T1">Time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Line_20_Style_20_1" draw:display-name="Line Style 1" draw:style="rect" draw:dots1="4" draw:distance="0.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7:40:19.511505536</meta:creation-date>
    <meta:generator>LibreOffice/4.2.8.2$Linux_X86_64 LibreOffice_project/420m0$Build-2</meta:generator>
    <dc:date>2016-04-30T09:52:15.341088058</dc:date>
    <meta:editing-duration>PT2H27M36S</meta:editing-duration>
    <meta:editing-cycles>27</meta:editing-cycles>
    <meta:document-statistic meta:object-count="81"/>
  </office:meta>
</office:document-meta>
</file>